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7cm" style:rel-column-width="6553*"/>
    </style:style>
    <style:style style:name="Tableau1.J" style:family="table-column">
      <style:table-column-properties style:column-width="1.7cm" style:rel-column-width="655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J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J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.7cm" style:rel-column-width="6553*"/>
    </style:style>
    <style:style style:name="Tableau6.J" style:family="table-column">
      <style:table-column-properties style:column-width="1.7cm" style:rel-column-width="655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J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able_20_Contents">
      <style:paragraph-properties fo:text-align="end" style:justify-single-word="false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tude de Cas</text:p>
      <text:p text:style-name="Standard"/>
      <text:p text:style-name="Standard"/>
      <text:p text:style-name="Standard">Cas1</text:p>
      <text:p text:style-name="Standard"/>
      <text:h text:style-name="Heading_20_2" text:outline-level="2">Situation</text:h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Table_20_Contents">Nouvelle Valeur=1</text:p>
          </table:table-cell>
          <table:table-cell table:style-name="Tableau2.B1" office:value-type="string">
            <text:p text:style-name="Table_20_Contents">Cellule précédente</text:p>
          </table:table-cell>
          <table:table-cell table:style-name="Tableau2.B1" office:value-type="string">
            <text:p text:style-name="Table_20_Contents"><text:s/>Cellule courante</text:p>
          </table:table-cell>
          <table:table-cell table:style-name="Tableau2.D1" office:value-type="string">
            <text:p text:style-name="Table_20_Contents">Cellule suivante</text:p>
          </table:table-cell>
        </table:table-row>
        <table:table-row>
          <table:table-cell table:style-name="Tableau2.A2" office:value-type="string">
            <text:p text:style-name="Table_20_Contents">Existante</text:p>
          </table:table-cell>
          <table:table-cell table:style-name="Tableau2.B2" office:value-type="string">
            <text:p text:style-name="Table_20_Contents">Pas d'importance</text:p>
          </table:table-cell>
          <table:table-cell table:style-name="Tableau2.B2" office:value-type="string">
            <text:p text:style-name="P1">-</text:p>
          </table:table-cell>
          <table:table-cell table:style-name="Tableau2.D2" office:value-type="string">
            <text:p text:style-name="Table_20_Contents">Pas d'importance</text:p>
          </table:table-cell>
        </table:table-row>
        <table:table-row>
          <table:table-cell table:style-name="Tableau2.A2" office:value-type="string">
            <text:p text:style-name="Table_20_Contents">Valeur courante</text:p>
          </table:table-cell>
          <table:table-cell table:style-name="Tableau2.B2" office:value-type="string">
            <text:p text:style-name="Table_20_Contents">Pas d'importance</text:p>
          </table:table-cell>
          <table:table-cell table:style-name="Tableau2.B2" office:value-type="string">
            <text:p text:style-name="Table_20_Contents">1</text:p>
          </table:table-cell>
          <table:table-cell table:style-name="Tableau2.D2" office:value-type="string">
            <text:p text:style-name="Table_20_Contents">Pas d'importance</text:p>
          </table:table-cell>
        </table:table-row>
      </table:table>
      <text:p text:style-name="Standard"/>
      <text:p text:style-name="Standard"/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<draw:custom-shape text:anchor-type="paragraph" draw:z-index="0" draw:style-name="gr1" draw:text-style-name="P2" svg:width="0.371cm" svg:height="0.371cm" svg:x="0.561cm" svg:y="0.4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1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J1" office:value-type="string">
            <text:p text:style-name="P1"/>
          </table:table-cell>
        </table:table-row>
        <table:table-row>
          <table:table-cell table:style-name="Tableau1.A2" table:number-columns-spanned="10" office:value-type="string">
            <text:p text:style-name="P1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Effets</text:h>
      <text:p text:style-name="Text_20_body">Aucun</text:p>
      <text:p text:style-name="Text_20_body"/>
      <text:p text:style-name="Standard">Cas2</text:p>
      <text:p text:style-name="Standard"/>
      <text:p text:style-name="Standard">Dimension de la cellule courante &gt; 1</text:p>
      <text:h text:style-name="Heading_20_2" text:outline-level="2">Situation</text:h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Table_20_Contents">Nouvelle Valeur=1</text:p>
          </table:table-cell>
          <table:table-cell table:style-name="Tableau3.B1" office:value-type="string">
            <text:p text:style-name="Table_20_Contents">Cellule précédente</text:p>
          </table:table-cell>
          <table:table-cell table:style-name="Tableau3.B1" office:value-type="string">
            <text:p text:style-name="Table_20_Contents"><text:s/>Cellule courante</text:p>
          </table:table-cell>
          <table:table-cell table:style-name="Tableau3.D1" office:value-type="string">
            <text:p text:style-name="Table_20_Contents">Cellule suivante</text:p>
          </table:table-cell>
        </table:table-row>
        <table:table-row>
          <table:table-cell table:style-name="Tableau3.A2" office:value-type="string">
            <text:p text:style-name="Table_20_Contents">Existante</text:p>
          </table:table-cell>
          <table:table-cell table:style-name="Tableau3.B2" office:value-type="string">
            <text:p text:style-name="Table_20_Contents">Pas d'importance</text:p>
          </table:table-cell>
          <table:table-cell table:style-name="Tableau3.B2" office:value-type="string">
            <text:p text:style-name="P1">-</text:p>
          </table:table-cell>
          <table:table-cell table:style-name="Tableau3.D2" office:value-type="string">
            <text:p text:style-name="Table_20_Contents">Pas d'importance</text:p>
          </table:table-cell>
        </table:table-row>
        <table:table-row>
          <table:table-cell table:style-name="Tableau3.A2" office:value-type="string">
            <text:p text:style-name="Table_20_Contents">Valeur courante</text:p>
          </table:table-cell>
          <table:table-cell table:style-name="Tableau3.B2" office:value-type="string">
            <text:p text:style-name="Table_20_Contents">Pas d'importance</text:p>
          </table:table-cell>
          <table:table-cell table:style-name="Tableau3.B2" office:value-type="string">
            <text:p text:style-name="Table_20_Contents">0</text:p>
          </table:table-cell>
          <table:table-cell table:style-name="Tableau3.D2" office:value-type="string">
            <text:p text:style-name="Table_20_Contents">Pas d'importance</text:p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><draw:custom-shape text:anchor-type="paragraph" draw:z-index="1" draw:style-name="gr1" draw:text-style-name="P2" svg:width="0.371cm" svg:height="0.371cm" svg:x="0.561cm" svg:y="0.4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1</text:p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/>
          </table:table-cell>
          <table:table-cell table:style-name="Tableau4.J1" office:value-type="string">
            <text:p text:style-name="P1"/>
          </table:table-cell>
        </table:table-row>
        <table:table-row>
          <table:table-cell table:style-name="Tableau4.A2" table:number-columns-spanned="2" office:value-type="string">
            <text:p text:style-name="P1">0</text:p>
          </table:table-cell>
          <table:covered-table-cell/>
          <table:table-cell table:style-name="Tableau4.C2" table:number-columns-spanned="8" office:value-type="string">
            <text:p text:style-name="P1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Effets</text:h>
      <text:p text:style-name="Text_20_body">Diminution de la taille courante de 1</text:p>
      <text:p text:style-name="Text_20_body">Si cellule suivante</text:p>
      <text:p text:style-name="Text_20_body"><text:tab/>Augmentation de la taille de la cellule suivante</text:p>
      <text:p text:style-name="Text_20_body"><text:s/>Sinon</text:p>
      <text:p text:style-name="Text_20_body"><text:tab/>Création d'une cellule suivante de taille 1 avec la nouvelle valeur</text:p>
      <text:p text:style-name="P3"/>
      <text:p text:style-name="Standard">Cas3</text:p>
      <text:p text:style-name="Standard"/>
      <text:p text:style-name="Standard">Dimension de la cellule courante = 1</text:p>
      <text:h text:style-name="Heading_20_2" text:outline-level="2">Situation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">Nouvelle Valeur=1</text:p>
          </table:table-cell>
          <table:table-cell table:style-name="Tableau5.B1" office:value-type="string">
            <text:p text:style-name="P1">Cellule précédente</text:p>
          </table:table-cell>
          <table:table-cell table:style-name="Tableau5.B1" office:value-type="string">
            <text:p text:style-name="P1"><text:s/>Cellule courante</text:p>
          </table:table-cell>
          <table:table-cell table:style-name="Tableau5.D1" office:value-type="string">
            <text:p text:style-name="P1">Cellule suivante</text:p>
          </table:table-cell>
        </table:table-row>
        <table:table-row>
          <table:table-cell table:style-name="Tableau5.A2" office:value-type="string">
            <text:p text:style-name="P4">Existante</text:p>
          </table:table-cell>
          <table:table-cell table:style-name="Tableau5.B2" office:value-type="string">
            <text:p text:style-name="P1">Non</text:p>
          </table:table-cell>
          <table:table-cell table:style-name="Tableau5.B2" office:value-type="string">
            <text:p text:style-name="P1">-</text:p>
          </table:table-cell>
          <table:table-cell table:style-name="Tableau5.D2" office:value-type="string">
            <text:p text:style-name="P1">oui</text:p>
          </table:table-cell>
        </table:table-row>
        <table:table-row>
          <table:table-cell table:style-name="Tableau5.A2" office:value-type="string">
            <text:p text:style-name="P4">Valeur courante</text:p>
          </table:table-cell>
          <table:table-cell table:style-name="Tableau5.B2" office:value-type="string">
            <text:p text:style-name="P1">-</text:p>
          </table:table-cell>
          <table:table-cell table:style-name="Tableau5.B2" office:value-type="string">
            <text:p text:style-name="P1">0</text:p>
          </table:table-cell>
          <table:table-cell table:style-name="Tableau5.D2" office:value-type="string">
            <text:p text:style-name="P1">1</text:p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 table:number-columns-repeated="9"/>
        <table:table-column table:style-name="Tableau6.J"/>
        <table:table-row>
          <table:table-cell table:style-name="Tableau6.A1" office:value-type="string">
            <text:p text:style-name="P1"><draw:custom-shape text:anchor-type="paragraph" draw:z-index="2" draw:style-name="gr1" draw:text-style-name="P2" svg:width="0.371cm" svg:height="0.371cm" svg:x="0.561cm" svg:y="0.4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1</text:p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  <table:table-cell table:style-name="Tableau6.J1" office:value-type="string">
            <text:p text:style-name="P1"/>
          </table:table-cell>
        </table:table-row>
        <table:table-row>
          <table:table-cell table:style-name="Tableau6.A2" office:value-type="string">
            <text:p text:style-name="P1">0</text:p>
          </table:table-cell>
          <table:table-cell table:style-name="Tableau6.B2" table:number-columns-spanned="9" office:value-type="string">
            <text:p text:style-name="P1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Heading_20_2" text:outline-level="2">Effets</text:h>
      <text:p text:style-name="Text_20_body">Si cellule suivante</text:p>
      <text:p text:style-name="Text_20_body"><text:s text:c="4"/>Si la valeur de la cellule suivante == Nouvelle valeur</text:p>
      <text:p text:style-name="Text_20_body"><text:s text:c="8"/>Taille de la cellule courante = <text:s text:c="2"/>Taille de la cellule courante + <text:s text:c="2"/>Taille de la cellule suiv.</text:p>
      <text:p text:style-name="Text_20_body"><text:s text:c="8"/>Suppression de la cellule suivante</text:p>
      <text:p text:style-name="Text_20_body">Si cellule précécente</text:p>
      <text:p text:style-name="Text_20_body"><text:s text:c="4"/>Si la valeur de la cellule précédente == Nouvelle valeur</text:p>
      <text:p text:style-name="Text_20_body"><text:s text:c="8"/>Taille de la cellule précédente = Taille de la cellule précédente + Taille de la cellule courante</text:p>
      <text:p text:style-name="Text_20_body"><text:s text:c="8"/>Suppression de la cellule cour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9-16T16:26:17</meta:creation-date>
    <dc:date>2009-09-17T08:57:15</dc:date>
    <dc:language>en-US</dc:language>
    <meta:editing-cycles>8</meta:editing-cycles>
    <meta:editing-duration>PT28M34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2" meta:paragraph-count="70" meta:word-count="185" meta:character-count="1200"/>
  </office:meta>
</office:document-meta>
</file>